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4400002F56F1F9F11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ans-serif"/>
    <style:font-face style:name="Calibri" svg:font-family="Calibri"/>
    <style:font-face style:name="Helvetica Neue" svg:font-family="'Helvetica Neue', Helvetica, Arial, sans-serif"/>
    <style:font-face style:name="Open Sans" svg:font-family="'Open Sans', sans-serif"/>
    <style:font-face style:name="ProximaNovaRegular" svg:font-family="ProximaNovaRegular, Arial, Helvetica, sans-serif"/>
    <style:font-face style:name="Segoe UI" svg:font-family="'Segoe UI', 'Microsoft JhengHei', Arial"/>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arial" svg:font-family="arial"/>
    <style:font-face style:name="sans-serif" svg:font-family="sans-serif"/>
    <style:font-face style:name="ヒラギノ角ゴ ProN W3" svg:font-family="'ヒラギノ角ゴ ProN W3', 'Hiragino Kaku Gothic ProN', Meiryo, sans-serif"/>
    <style:font-face style:name="Bell MT" svg:font-family="'Bell MT'" style:font-family-generic="roman"/>
    <style:font-face style:name="Times New Roman1" svg:font-family="'Times New Roman'" style:font-family-generic="roman"/>
    <style:font-face style:name="Times New Roman CE" svg:font-family="'Times New Roman CE'" style:font-family-generic="roman"/>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autospace="none"/>
      <style:text-properties style:font-name="Palatino Linotype" fo:font-size="12pt" style:font-size-asian="12pt" style:font-size-complex="12pt"/>
    </style:style>
    <style:style style:name="P2" style:family="paragraph" style:parent-style-name="Standard">
      <style:paragraph-properties fo:line-height="150%"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3"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style:text-autospace="none"/>
      <style:text-properties style:font-name="Palatino Linotype" fo:font-size="12pt" style:font-size-asian="12pt" style:font-size-complex="12pt"/>
    </style:style>
    <style:style style:name="P5" style:family="paragraph" style:parent-style-name="Standard">
      <style:paragraph-properties fo:line-height="150%"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7" style:family="paragraph" style:parent-style-name="Standard" style:list-style-name="L1">
      <style:paragraph-properties fo:text-align="start" style:justify-single-word="false" style:text-autospace="none"/>
      <style:text-properties style:font-name="Palatino Linotype" fo:font-size="12pt" fo:font-weight="bold" style:font-name-asian="URWPalladioL-Bold" style:font-size-asian="12pt" style:font-weight-asian="bold" style:font-name-complex="URWPalladioL-Bold" style:font-size-complex="12pt" style:font-weight-complex="bold"/>
    </style:style>
    <style:style style:name="P8" style:family="paragraph" style:parent-style-name="Standard">
      <style:paragraph-properties fo:text-align="start" style:justify-single-word="false" style:text-autospace="none"/>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9" style:family="paragraph" style:parent-style-name="Standard">
      <style:paragraph-properties style:text-autospace="none"/>
      <style:text-properties style:font-name="Palatino Linotype" fo:font-size="12pt" fo:font-weight="bold" style:font-size-asian="12pt" style:font-weight-asian="bold" style:font-size-complex="12pt" style:font-weight-complex="bold"/>
    </style:style>
    <style:style style:name="P10" style:family="paragraph" style:parent-style-name="Standard" style:list-style-name="L1">
      <style:paragraph-properties fo:text-align="start" style:justify-single-word="false" style:text-autospace="none"/>
      <style:text-properties style:font-name="Palatino Linotype" fo:font-weight="bold" style:font-weight-asian="bold" style:font-weight-complex="bold"/>
    </style:style>
    <style:style style:name="P11" style:family="paragraph" style:parent-style-name="Standard">
      <style:paragraph-properties fo:margin-left="0cm" fo:margin-right="0cm" fo:line-height="150%" fo:text-indent="0cm" style:auto-text-indent="false" style:writing-mode="lr-tb"/>
      <style:text-properties fo:color="#000000" style:font-name="Palatino Linotype" fo:font-size="12pt" fo:font-weight="normal" style:font-size-asian="12pt" style:font-weight-asian="normal" style:font-size-complex="12pt" style:font-weight-complex="normal"/>
    </style:style>
    <style:style style:name="P12" style:family="paragraph" style:parent-style-name="Standard" style:list-style-name="L7">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5">
      <style:paragraph-properties fo:margin-left="0cm" fo:margin-right="0cm" fo:line-height="150%" fo:text-align="start" style:justify-single-word="false" fo:text-indent="0cm" style:auto-text-indent="false"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5" style:family="paragraph" style:parent-style-name="Standard" style:list-style-name="L3">
      <style:paragraph-properties fo:margin-left="0cm" fo:margin-right="0cm" fo:line-height="150%" fo:text-indent="0cm" style:auto-text-indent="false" style:writing-mode="lr-tb"/>
      <style:text-properties style:font-name="Palatino Linotype" fo:font-size="12pt" style:font-size-asian="12pt" style:font-size-complex="12pt"/>
    </style:style>
    <style:style style:name="P16"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style:font-size-asian="12pt" style:font-size-complex="12pt"/>
    </style:style>
    <style:style style:name="P17" style:family="paragraph" style:parent-style-name="Standard">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18" style:family="paragraph" style:parent-style-name="Standard" style:list-style-name="L2">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19" style:family="paragraph" style:parent-style-name="Standard" style:list-style-name="L3">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20"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bold" style:font-size-asian="12pt" style:font-weight-asian="bold" style:font-size-complex="12pt" style:font-weight-complex="bold"/>
    </style:style>
    <style:style style:name="P21" style:family="paragraph" style:parent-style-name="Standard">
      <style:paragraph-properties fo:margin-left="0cm" fo:margin-right="0cm" fo:line-height="150%" fo:text-indent="0cm" style:auto-text-indent="false" style:writing-mode="lr-tb"/>
      <style:text-properties style:font-name="Palatino Linotype" fo:font-size="12pt" fo:language="sk" fo:country="SK"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23" style:family="paragraph" style:parent-style-name="Standard" style:list-style-name="L2">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24" style:family="paragraph" style:parent-style-name="Standard" style:list-style-name="L4">
      <style:paragraph-properties fo:margin-left="0cm" fo:margin-right="0cm" fo:line-height="150%" fo:text-indent="0cm" style:auto-text-indent="false" style:writing-mode="lr-tb"/>
      <style:text-properties style:font-name="Palatino Linotype"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center" style:justify-single-word="false" fo:text-indent="0cm" style:auto-text-indent="false" style:writing-mode="lr-tb"/>
      <style:text-properties style:font-name="Palatino Linotype" fo:font-size="12pt" fo:font-style="italic" fo:font-weight="bold" style:font-size-asian="12pt" style:font-style-asian="italic" style:font-weight-asian="bold" style:font-size-complex="12pt" style:font-style-complex="italic" style:font-weight-complex="bold"/>
    </style:style>
    <style:style style:name="P26" style:family="paragraph" style:parent-style-name="Standard">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5">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6">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7">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8">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9">
      <style:paragraph-properties fo:margin-left="0cm" fo:margin-right="0cm" fo:line-height="150%" fo:text-align="start" style:justify-single-word="false" fo:text-indent="0cm" style:auto-text-indent="false" style:writing-mode="lr-tb"/>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9">
      <style:paragraph-properties fo:margin-left="0cm" fo:margin-right="0cm" fo:line-height="150%" fo:text-align="start" style:justify-single-word="false" fo:text-indent="0cm" style:auto-text-indent="false" style:writing-mode="lr-tb"/>
      <style:text-properties style:font-name="Palatino Linotype" fo:font-size="12pt" fo:language="en" fo:country="US"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line-height="150%" fo:text-indent="0cm" style:auto-text-indent="false" style:writing-mode="lr-tb"/>
      <style:text-properties style:font-name="Palatino Linotype"/>
    </style:style>
    <style:style style:name="P34" style:family="paragraph" style:parent-style-name="Standard" style:list-style-name="L2">
      <style:paragraph-properties fo:margin-left="0cm" fo:margin-right="0cm" fo:line-height="150%" fo:text-indent="0cm" style:auto-text-indent="false" style:writing-mode="lr-tb"/>
      <style:text-properties style:font-name="Palatino Linotype"/>
    </style:style>
    <style:style style:name="P35" style:family="paragraph" style:parent-style-name="Standard">
      <style:paragraph-properties fo:margin-left="0cm" fo:margin-right="0cm" fo:line-height="150%" fo:text-indent="0cm" style:auto-text-indent="false" style:writing-mode="lr-tb"/>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36"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252525" style:font-name="Palatino Linotype" fo:font-size="12pt" fo:letter-spacing="normal"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paragraph-properties fo:margin-left="0cm" fo:margin-right="0cm" fo:line-height="150%" fo:text-indent="0cm" style:auto-text-indent="false"/>
      <style:text-properties fo:font-variant="normal" fo:text-transform="none" fo:color="#252525" style:font-name="Palatino Linotype" fo:font-size="12pt" fo:letter-spacing="normal" fo:font-style="normal"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50%" fo:text-indent="0cm" style:auto-text-indent="false"/>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P40" style:family="paragraph" style:parent-style-name="Standard">
      <style:paragraph-properties fo:margin-left="0cm" fo:margin-right="0cm" fo:line-height="150%" fo:text-indent="0cm" style:auto-text-indent="false"/>
      <style:text-properties style:font-name="Palatino Linotype" fo:font-size="12pt" style:font-size-asian="12pt" style:font-size-complex="12pt"/>
    </style:style>
    <style:style style:name="P41" style:family="paragraph" style:parent-style-name="Standard">
      <style:paragraph-properties fo:margin-top="0cm" fo:margin-bottom="0.353cm" fo:line-height="150%" fo:text-align="center" style:justify-single-word="false" style:text-autospace="none"/>
      <style:text-properties style:font-name="Palatino Linotype" fo:font-size="12pt" style:font-name-asian="Calibri" style:font-size-asian="12pt" style:font-name-complex="Calibri" style:font-size-complex="12pt"/>
    </style:style>
    <style:style style:name="P42" style:family="paragraph" style:parent-style-name="Standard">
      <style:paragraph-properties fo:margin-top="0cm" fo:margin-bottom="0.353cm" fo:line-height="150%" fo:text-align="center" style:justify-single-word="false" style:text-autospace="none"/>
      <style:text-properties style:font-name="Palatino Linotype" fo:font-size="12pt" fo:font-weight="bold" style:font-name-asian="Times New Roman1" style:font-size-asian="12pt" style:font-weight-asian="bold" style:font-name-complex="Times New Roman1" style:font-size-complex="12pt" style:font-weight-complex="bold"/>
    </style:style>
    <style:style style:name="P43"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top="0cm" fo:margin-bottom="0.353cm" fo:line-height="150%" fo:text-align="center" style:justify-single-word="false" style:text-autospace="none"/>
      <style:text-properties style:font-name="Palatino Linotype" fo:font-size="12pt" fo:font-weight="normal" style:font-size-asian="12pt" style:font-weight-asian="normal" style:font-size-complex="12pt" style:font-weight-complex="normal"/>
    </style:style>
    <style:style style:name="P45" style:family="paragraph" style:parent-style-name="Standard">
      <style:paragraph-properties fo:margin-top="0cm" fo:margin-bottom="0.423cm" fo:line-height="150%" fo:text-align="center" style:justify-single-word="false" style:text-autospace="none"/>
      <style:text-properties style:font-name="Palatino Linotype" fo:font-size="12pt" style:font-name-asian="Bell MT" style:font-size-asian="12pt" style:font-name-complex="Bell MT" style:font-size-complex="12pt"/>
    </style:style>
    <style:style style:name="P46" style:family="paragraph" style:parent-style-name="Standard">
      <style:paragraph-properties fo:margin-top="1.058cm" fo:margin-bottom="1.411cm" fo:line-height="150%" fo:text-align="center" style:justify-single-word="false" style:text-autospace="none"/>
      <style:text-properties style:font-name="Palatino Linotype" fo:font-size="12pt" fo:font-weight="bold" style:font-name-asian="Times New Roman CE" style:font-size-asian="12pt" style:font-weight-asian="bold" style:font-name-complex="Times New Roman CE" style:font-size-complex="12pt" style:font-weight-complex="bold"/>
    </style:style>
    <style:style style:name="P47" style:family="paragraph" style:parent-style-name="Standard">
      <style:paragraph-properties fo:margin-top="0cm" fo:margin-bottom="0.706cm" fo:line-height="150%" fo:text-align="center" style:justify-single-word="false" style:text-autospace="none"/>
      <style:text-properties style:font-name="Palatino Linotype" fo:font-size="12pt" fo:font-weight="normal" style:font-name-asian="Bell MT" style:font-size-asian="12pt" style:font-weight-asian="normal" style:font-name-complex="Bell MT" style:font-size-complex="12pt" style:font-weight-complex="normal"/>
    </style:style>
    <style:style style:name="P48" style:family="paragraph" style:parent-style-name="Standard">
      <style:paragraph-properties fo:text-align="start" style:justify-single-word="false" style:text-autospace="none" style:writing-mode="lr-tb"/>
      <style:text-properties style:font-name="Palatino Linotype" fo:font-size="12pt" fo:font-weight="bold" style:font-name-asian="URWPalladioL-Roma" style:font-size-asian="12pt" style:font-weight-asian="bold" style:font-name-complex="URWPalladioL-Roma" style:font-size-complex="12pt" style:font-weight-complex="bold"/>
    </style:style>
    <style:style style:name="P49" style:family="paragraph" style:parent-style-name="Table_20_Contents">
      <style:text-properties style:font-name="Palatino Linotype" fo:font-size="12pt" style:font-size-asian="12pt" style:font-size-complex="12pt"/>
    </style:style>
    <style:style style:name="P50" style:family="paragraph" style:parent-style-name="Text_20_body" style:list-style-name="L2">
      <style:paragraph-properties fo:margin-left="0cm" fo:margin-right="0cm" fo:line-height="150%" fo:text-indent="0cm" style:auto-text-indent="false" style:writing-mode="lr-tb"/>
      <style:text-properties style:font-name="Palatino Linotype"/>
    </style:style>
    <style:style style:name="P51" style:family="paragraph" style:parent-style-name="Text_20_body">
      <style:paragraph-properties fo:margin-left="0cm" fo:margin-right="0cm" fo:margin-top="0cm" fo:margin-bottom="0cm" style:line-height-at-least="0.529cm" fo:widows="1" fo:text-indent="0cm" style:auto-text-indent="false" fo:padding="0cm" fo:border="none"/>
      <style:text-properties style:font-name="Palatino Linotype" fo:font-size="12pt" fo:font-weight="bold" style:font-size-asian="12pt" style:font-weight-asian="bold" style:font-size-complex="12pt" style:font-weight-complex="bold"/>
    </style:style>
    <style:style style:name="T1"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fo:font-size="12pt" fo:letter-spacing="normal" fo:font-style="normal"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5" style:family="text">
      <style:text-properties fo:font-variant="normal" fo:text-transform="none" fo:color="#000000" style:font-name="Palatino Linotype" fo:letter-spacing="normal" style:text-underline-style="none"/>
    </style:style>
    <style:style style:name="T6" style:family="text">
      <style:text-properties fo:font-variant="normal" fo:text-transform="none" fo:color="#000000" style:font-name="Palatino Linotype"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000000" style:font-name="Palatino Linotype"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2"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13" style:family="text">
      <style:text-properties fo:font-variant="normal" fo:text-transform="none" fo:color="#000000" fo:letter-spacing="normal" style:text-underline-style="none"/>
    </style:style>
    <style:style style:name="T14" style:family="text">
      <style:text-properties fo:font-variant="normal" fo:text-transform="none" fo:color="#000000" fo:letter-spacing="normal" fo:language="en" fo:country="US" fo:font-style="normal" fo:font-weight="normal" style:font-weight-asian="normal" style:font-weight-complex="normal"/>
    </style:style>
    <style:style style:name="T15" style:family="text">
      <style:text-properties fo:font-variant="normal" fo:text-transform="none" fo:color="#000000" fo:letter-spacing="normal" fo:language="sk" fo:country="SK" fo:font-style="normal" fo:font-weight="normal" style:font-weight-asian="normal" style:font-weight-complex="normal"/>
    </style:style>
    <style:style style:name="T16" style:family="text">
      <style:text-properties fo:font-variant="normal" fo:text-transform="none" fo:color="#000000" style:font-name="Palatino Linotype" fo:letter-spacing="normal" style:text-underline-style="none"/>
    </style:style>
    <style:style style:name="T17" style:family="text">
      <style:text-properties fo:font-variant="normal" fo:text-transform="none" fo:color="#252525" fo:letter-spacing="normal" fo:font-style="normal" fo:font-weight="normal" style:font-weight-asian="normal" style:font-weight-complex="normal"/>
    </style:style>
    <style:style style:name="T18" style:family="text">
      <style:text-properties fo:font-variant="normal" fo:text-transform="none" fo:color="#252525" fo:letter-spacing="normal" fo:font-style="italic" fo:font-weight="bold" style:font-name-asian="Times New Roman1" style:font-style-asian="italic" style:font-weight-asian="bold" style:font-name-complex="Times New Roman1" style:font-style-complex="italic" style:font-weight-complex="bold"/>
    </style:style>
    <style:style style:name="T19" style:family="text">
      <style:text-properties fo:font-variant="normal" fo:text-transform="none" fo:color="#252525" style:font-name="sans-serif" fo:font-size="9pt" fo:letter-spacing="normal"/>
    </style:style>
    <style:style style:name="T20" style:family="text">
      <style:text-properties fo:font-variant="normal" fo:text-transform="none" fo:color="#252525" style:font-name="sans-serif" fo:font-size="9pt" fo:letter-spacing="normal" fo:font-style="italic"/>
    </style:style>
    <style:style style:name="T21" style:family="text">
      <style:text-properties fo:font-variant="normal" fo:text-transform="none" fo:color="#252525" fo:font-size="9pt" fo:letter-spacing="normal"/>
    </style:style>
    <style:style style:name="T22" style:family="text">
      <style:text-properties fo:font-variant="normal" fo:text-transform="none" fo:color="#252525" fo:font-size="9pt" fo:letter-spacing="normal" fo:font-style="italic"/>
    </style:style>
    <style:style style:name="T23" style:family="text">
      <style:text-properties fo:font-variant="normal" fo:text-transform="none" fo:color="#252525" style:font-name="Palatino Linotype" fo:font-size="9pt" fo:letter-spacing="normal"/>
    </style:style>
    <style:style style:name="T24" style:family="text">
      <style:text-properties fo:font-variant="normal" fo:text-transform="none" fo:color="#252525" style:font-name="Palatino Linotype" fo:font-size="9pt" fo:letter-spacing="normal" fo:font-style="italic"/>
    </style:style>
    <style:style style:name="T25" style:family="text">
      <style:text-properties fo:font-variant="normal" fo:text-transform="none" fo:color="#ffffff" fo:letter-spacing="normal" fo:font-style="normal" fo:font-weight="normal" fo:background-color="#ffffff" style:font-weight-asian="normal" style:font-weight-complex="normal"/>
    </style:style>
    <style:style style:name="T26" style:family="text">
      <style:text-properties fo:font-variant="normal" fo:text-transform="none" fo:color="#0b0080" style:text-line-through-style="none" style:font-name="sans-serif" fo:font-size="9pt" fo:letter-spacing="normal" style:text-underline-style="none" style:text-blinking="false"/>
    </style:style>
    <style:style style:name="T27" style:family="text">
      <style:text-properties fo:font-variant="normal" fo:text-transform="none" fo:color="#0b0080" style:text-line-through-style="none" style:font-name="sans-serif" fo:font-size="9pt" fo:letter-spacing="normal" fo:font-style="italic" style:text-underline-style="none" style:text-blinking="false"/>
    </style:style>
    <style:style style:name="T28" style:family="text">
      <style:text-properties fo:font-variant="normal" fo:text-transform="none" fo:color="#0b0080" style:text-line-through-style="none" fo:font-size="9pt" fo:letter-spacing="normal" fo:font-style="italic" style:text-underline-style="none" style:text-blinking="false"/>
    </style:style>
    <style:style style:name="T29" style:family="text">
      <style:text-properties fo:font-variant="normal" fo:text-transform="none" fo:color="#0b0080" style:text-line-through-style="none" fo:font-size="9pt" fo:letter-spacing="normal" style:text-underline-style="none" style:text-blinking="false"/>
    </style:style>
    <style:style style:name="T30" style:family="text">
      <style:text-properties fo:font-variant="normal" fo:text-transform="none" fo:color="#0b0080" style:text-line-through-style="none" style:font-name="Palatino Linotype" fo:font-size="9pt" fo:letter-spacing="normal" fo:font-style="italic" style:text-underline-style="none" style:text-blinking="false"/>
    </style:style>
    <style:style style:name="T31" style:family="text">
      <style:text-properties fo:font-variant="normal" fo:text-transform="none" fo:color="#0b0080" style:text-line-through-style="none" style:font-name="Palatino Linotype" fo:font-size="9pt" fo:letter-spacing="normal" style:text-underline-style="none" style:text-blinking="false"/>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weight="bold" style:font-weight-asian="bold" style:font-weight-complex="bold"/>
    </style:style>
    <style:style style:name="T38" style:family="text">
      <style:text-properties style:font-name="Palatino Linotype"/>
    </style:style>
    <style:style style:name="T39" style:family="text">
      <style:text-properties style:font-name="Palatino Linotype"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style:font-name="Palatino Linotype" fo:font-size="12pt" fo:font-weight="bold" style:font-size-asian="12pt" style:font-weight-asian="bold" style:font-size-complex="12pt" style:font-weight-complex="bold"/>
    </style:style>
    <style:style style:name="T41" style:family="text">
      <style:text-properties style:font-name="Palatino Linotype" fo:font-size="12pt" fo:font-weight="normal" style:font-size-asian="12pt" style:font-weight-asian="normal" style:font-size-complex="12pt" style:font-weight-complex="normal"/>
    </style:style>
    <style:style style:name="T42" style:family="text">
      <style:text-properties style:font-name="Palatino Linotype" fo:font-size="12pt" fo:font-style="italic" fo:font-weight="normal" style:font-size-asian="12pt" style:font-style-asian="italic" style:font-weight-asian="normal" style:font-size-complex="12pt" style:font-style-complex="italic" style:font-weight-complex="normal"/>
    </style:style>
    <style:style style:name="T43" style:family="text">
      <style:text-properties fo:font-weight="normal" style:font-name-asian="Times New Roman1" style:font-weight-asian="normal" style:font-name-complex="Times New Roman1" style:font-weight-complex="normal"/>
    </style:style>
    <style:style style:name="T44" style:family="text">
      <style:text-properties fo:font-weight="normal" style:font-name-asian="Times New Roman CE" style:font-weight-asian="normal" style:font-name-complex="Times New Roman CE" style:font-weight-complex="normal"/>
    </style:style>
    <style:style style:name="T45" style:family="text">
      <style:text-properties fo:font-weight="normal" style:font-weight-asian="normal" style:font-weight-complex="normal"/>
    </style:style>
    <style:style style:name="T46" style:family="text">
      <style:text-properties style:font-name-asian="URWPalladioL-Roma" style:font-name-complex="URWPalladioL-Roma"/>
    </style:style>
    <style:style style:name="T47" style:family="text">
      <style:text-properties style:font-name-asian="URWPalladioL-Roma-Slant_167" style:font-name-complex="URWPalladioL-Roma-Slant_167"/>
    </style:style>
    <style:style style:name="T48" style:family="text">
      <style:text-properties fo:color="#000000" fo:font-weight="normal" style:font-weight-asian="normal" style:font-weight-complex="normal"/>
    </style:style>
    <style:style style:name="T49" style:family="text">
      <style:text-properties fo:color="#000000" fo:language="en" fo:country="US" fo:font-weight="normal" style:font-weight-asian="normal" style:font-weight-complex="normal"/>
    </style:style>
    <style:style style:name="T50" style:family="text">
      <style:text-properties style:font-name-asian="URWPalladioL-Bold" style:font-name-complex="URWPalladioL-Bold"/>
    </style:style>
    <style:style style:name="T51" style:family="text">
      <style:text-properties style:font-name-asian="Times New Roman1"/>
    </style:style>
    <style:style style:name="T52" style:family="text">
      <style:text-properties style:font-name-asian="Times New Roman1" style:font-name-complex="Times New Roman1"/>
    </style:style>
    <style:style style:name="T53" style:family="text">
      <style:text-properties style:font-name-complex="Times New Roman1"/>
    </style:style>
    <style:style style:name="T54" style:family="text">
      <style:text-properties style:font-name="Palatino Linotyp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fo:text-inden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Masarykova univerzita<text:line-break/>Fakulta informatiky</text:p>
      <text:p text:style-name="P41"><draw:frame draw:style-name="fr1" draw:name="graphics1" text:anchor-type="as-char" svg:width="3.15cm" svg:height="3.073cm" draw:z-index="0"><draw:image xlink:href="Pictures/200000080000304400002F56F1F9F11C.wmf" xlink:type="simple" xlink:show="embed" xlink:actuate="onLoad"/></draw:frame></text:p>
      <text:p text:style-name="P46">Vývoj rehabilitačnej hry s využitím zariadenia Leap Motion</text:p>
      <text:p text:style-name="P47">Úvod k bakalárskej práci</text:p>
      <text:p text:style-name="P42">Michal Obert</text:p>
      <text:p text:style-name="P42"/>
      <text:p text:style-name="P42"/>
      <text:p text:style-name="P43"/>
      <text:p text:style-name="P43"/>
      <text:p text:style-name="P43"/>
      <text:p text:style-name="P43"/>
      <text:p text:style-name="P43"/>
      <text:p text:style-name="P43"/>
      <text:p text:style-name="P44"><text:span text:style-name="T52">Brno, 2015</text:span></text:p>
      <text:p text:style-name="P44"><text:span text:style-name="T18"/></text:p>
      <text:p text:style-name="P44"><text:span text:style-name="T18"/></text:p>
      <text:p text:style-name="P36"><text:soft-page-break/>Obsah</text:p>
      <text:p text:style-name="P36"/>
      <text:p text:style-name="P6"><text:span text:style-name="T46">1 </text:span>Úvod </text:p>
      <text:p text:style-name="P8">2 Rehabilitácia</text:p>
      <text:p text:style-name="P6"><text:span text:style-name="T46">3 </text:span>Zariadenia snímajúce pohyb </text:p>
      <text:list xml:id="list22458041" text:style-name="L1">
        <text:list-item>
          <text:list>
            <text:list-item>
              <text:p text:style-name="P7">Leap Motion</text:p>
            </text:list-item>
            <text:list-item>
              <text:p text:style-name="P7">Kinect</text:p>
            </text:list-item>
            <text:list-item>
              <text:p text:style-name="P7">Geomagic touch</text:p>
            </text:list-item>
            <text:list-item>
              <text:p text:style-name="P7">Wii Remote</text:p>
            </text:list-item>
            <text:list-item>
              <text:p text:style-name="P7">Le Stick</text:p>
            </text:list-item>
            <text:list-item>
              <text:p text:style-name="P7">Asus Eee Stick</text:p>
            </text:list-item>
            <text:list-item>
              <text:p text:style-name="P10">Playstation@4 Eye</text:p>
            </text:list-item>
          </text:list>
        </text:list-item>
      </text:list>
      <text:p text:style-name="P6"><text:span text:style-name="T46">4 Použitie zariadení snímajúcich pohyb v rehabilitácii</text:span> </text:p>
      <text:p text:style-name="P8">5 Serious games<text:line-break/>6 Použité technológie</text:p>
      <text:p text:style-name="P6"><text:span text:style-name="T46">7 </text:span>Návrh hry</text:p>
      <text:p text:style-name="P6"><text:span text:style-name="T46"><text:tab/>7.1 </text:span><text:span text:style-name="T47">Účel hry</text:span></text:p>
      <text:p text:style-name="P6"><text:span text:style-name="T46"><text:tab/>7.2 </text:span><text:span text:style-name="T47">Princípy hry</text:span></text:p>
      <text:p text:style-name="P6"><text:span text:style-name="T46"><text:tab/>7.3 </text:span><text:span text:style-name="T47">Ovládanie </text:span></text:p>
      <text:p text:style-name="P6"><text:span text:style-name="T46">8 </text:span>Implementácia </text:p>
      <text:p text:style-name="P48">9 Uživateľské testovanie <text:span text:style-name="T45">//cca 10 ľudí si to zahrá, odpovie na dotazník, vyhodnotenie</text:span></text:p>
      <text:p text:style-name="P48">10 Future work<text:span text:style-name="T45"> </text:span></text:p>
      <text:p text:style-name="P9"><text:span text:style-name="T46">11 </text:span><text:span text:style-name="T50">Záver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Úvod</text:p>
      <text:p text:style-name="P38"/>
      <text:p text:style-name="P38">Serious games, v preklade „vážne hry“, vychádzajú z konceptu hry ako formy učenia </text:p>
      <text:p text:style-name="P38">či tréningu. Hry sa teda dajú využiť nie len na zábavu, ale aj ako prostriedok k rozvoju vzdelávania či rôznych schopností, ako je napríklad rýchlosť vnímania či liečebná rehabilitácia, ktorej sa v tejto práci venujem. Napriek tomu však stále platí, že zábava je dôležitý prispievateľ k vývoju človeka, dospievaniu a učeniu sa a teda je povinnou zložkou serious games [1].<text:line-break/></text:p>
      <text:p text:style-name="P40"><text:span text:style-name="T17"><text:tab/>„Liečebná rehabilitácia</text:span><text:span text:style-name="T25"> </text:span><text:span text:style-name="T17">je medicínsky odbor, ktorý skúma a využíva prostriedky liečebnej telesnej výchovy, pracovnej, psychosociálnej a výchovnej rehabilitácie v prevencii, diagnóze a liečbe chorôb“ [2].</text:span><text:span text:style-name="T10"> Pri rehabilitácii je nutné časté a dlhodobé opakovanie určitého pohybu, prípadne kombinácií pohybov, ktoré môžu pacientovi po istom čase pripadať nudné a nezáživné. K tomuto dochádza najmä z dôvodu zamerania rehabilitácie na funkčnosť, viac ako na jej zábavnú zložku. </text:span></text:p>
      <text:p text:style-name="P39"><text:tab/>Na vyriešenie tohto problému sa vynikajúco hodia hry, v ktorých je časté opakovanie určitého pohybu či činnosti bežné a využívané k zlepšeniu hratelnosti. <text:line-break/></text:p>
      <text:p text:style-name="P39"><text:tab/>Cieľom mojej práce bolo vytvoriť hru, ktorá by umožnila rehabilitáciu jemnej motoriky pacienta (konkrétne pohybu rúk) zábavnou formou. Hra, ktorú som vytvoril, teda mala pacienta motivovať k rehabilitačnej činnosti a za takúto činnosť ho tiež odmeňovať formou zobrazovania štatistík, prípadných úspechov a prehľadom hráčovho postupu.</text:p>
      <text:p text:style-name="P39"/>
      <text:p text:style-name="P40"><text:span text:style-name="T10"><text:tab/>Hra je určená pre použitie so zariadením </text:span><text:span text:style-name="T12">Leap Motion</text:span><text:span text:style-name="T10"> (Leap Motion, Inc.) [3]. Je to malé zariadenie pripojené pomocou USB (Universal Serial Bus, v preklade Univerzálna sériová zbernica), ktoré umožňuje snímať pohyby rúk hráča. Využíva k tomu 3 LED (Light-emitting diode, v preklade svetelná dióda), ktoré vytvárajú 3D sieť bodov v </text:span><text:span text:style-name="T10">priestore približne do výšky 1 meter nad zariadením a 2 infračervené kamery, ktoré snímajú pohyb v tomto priestore rýchlosťou približne 200 snímkov za sekundu a </text:span><text:soft-page-break/><text:span text:style-name="T10">presnosťou 0,01 mm [4] . Poskytuje tak možnosť kontroly správneho vykonávania pohybov a zároveň okamžitú spätnú väzbu pre hráča. </text:span></text:p>
      <text:p text:style-name="P14"><text:span text:style-name="T10"><text:line-break/><text:tab/>Ďalej som využil vývojové prostredie </text:span><text:span text:style-name="T12">Unity3D</text:span><text:span text:style-name="T11">, ktoré je navrhnuté priamo na tvorbu hier a simulačných aplikácií a taktiež poskytuje množstvo voľne dostupných materiálov použiteľných pri vývoji. </text:span><text:span text:style-name="T12">Unity3D </text:span><text:span text:style-name="T11">podporuje 3 programovacie jazyky (</text:span><text:span text:style-name="T12">C#</text:span><text:span text:style-name="T11">, </text:span><text:span text:style-name="T12">JavaScript</text:span><text:span text:style-name="T11"> a </text:span><text:span text:style-name="T12">Boo</text:span><text:span text:style-name="T11">). </text:span></text:p>
      <text:p text:style-name="P14"><text:span text:style-name="T11">Rozhodol som </text:span><text:span text:style-name="T11">sa </text:span><text:span text:style-name="T11">pre C</text:span><text:span text:style-name="T11">#, </text:span><text:span text:style-name="T11">pretože som s ním zo spomínaných jazykov najbližšie oboznámený.</text:span></text:p>
      <text:p text:style-name="P39"/>
      <text:p text:style-name="P39"><text:tab/>Aby som mohol podobnú hru vytvoriť, bolo nutné podrobne preskúmať možnosti rehabilitácie jemnej motoriky a konzultovať ich s odborníkom z danej oblasti. Po konzultácii som určil najvhodnejší súbor pohybov pre hráča/pacienta a vývoj hry som týmto pohybom prispôsobil, čím som dosiahol vysokú mieru hratelnosti a zábavy pre pacienta. </text:p>
      <text:p text:style-name="P35"><text:tab/>Mojim cieľom bolo, aby hráč prežíval intenzívny zážitok z hry a nekoncentroval sa priamo na rehabilitáciu, čím sa predĺži čas, ktorý by pacient (liečený zaužívanými metódami) za bežných okolností venoval rehabilitácii, čo by malo priniesť výrazné zlepšenie zdravotného stavu pacienta.</text:p>
      <text:p text:style-name="P39"/>
      <text:p text:style-name="P14"><text:span text:style-name="T10"><text:tab/>Po získaní dostatočných informácií som mohol pristúpiť k nasledujúcej časti práce, ktorú tvorí popis implementácie (vytvárania), kľúčových prvkov hry a tiež algoritmov, ktoré som využil. V tejto sekcii som zachytil všetky dôležité časti, objasnil jednotlivé herné mechanizmy, príbeh, unique selling points (tzn. prvky, vďaka ktorým je hra jedinečná) a tiež časti, ktoré jej dodávajú požadovanú hratelnosť a rehabilitačný efekt. <text:s/><text:line-break/></text:span><text:span text:style-name="T14">//odtia</text:span><text:span text:style-name="T15">ľto to asi budem prepisovať</text:span><text:span text:style-name="T10"><text:tab/></text:span></text:p>
      <text:p text:style-name="P14"><text:span text:style-name="T10">Poslednú časť mojej práce tvorí test účinnosti hry priamo na osobách s poruchami jemnej motoriky. V spolupráci so strediskom </text:span><text:span text:style-name="T12">Teiresiás</text:span><text:span text:style-name="T10"> a </text:span><text:span text:style-name="T12">Fakultou sportovních studií Masarykovy </text:span><text:span text:style-name="T12">univerzity</text:span><text:span text:style-name="T10"> bola hra doručená pacientom, ktorý ju testovali. Spätnú väzbu ako aj postup a zmenu zdravotného stavu jednotlivých pacientov som spracoval a vyhodnotil v záverečnej časti tejto práce.</text:span></text:p>
      <text:p text:style-name="P39"><text:soft-page-break/></text:p>
      <text:p text:style-name="P14"><text:tab/>Výsledky mojej práce sa dajú rozdeliť do 2 častí. </text:p>
      <text:p text:style-name="P14">Prvú časť tvorí tvorba hry pre rehabilitáciu jemnej motoriky, opis jednotlivých častí vývoja, jej kľúčových prvkov a prezentácia hry ako celku. Je plne funkčná a splňuje všetky pôvodné požiadavky.<text:line-break/>Druhá časť sa skladá zo zapojenia hry do rehabilitačného procesu pacientov, štatistických údajov o tomto procese a ich vyhodnotenia. Tieto údaje ukázali, že aj napriek pomerne krátkemu času, ktorý pacienti pri tejto hre strávili, je možné pozorovať výrazné zlepšenie, ktoré sa dá prisúdiť zvýšenému množstvu času, ktorý pacient venoval rehabilitácii pri hraní hry.<text:line-break/><text:tab/>Moja práca teda bola úspešná, na základe čoho sa dá predpokladať jej reálne využitie pri rehabilitácii jemnej motoriky v praxi.</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oft-page-break/>2 Rehabilitácia</text:p>
      <text:p text:style-name="P21">//text o rehabilitácii, technológie aké sa používajú, spomeniem Neuron ak nie je príliš //závislý na kinecte, ak je tak až v sekcii 4</text:p>
      <text:p text:style-name="P17"/>
      <text:p text:style-name="P17">3 Zariadenia snímajúce pohyb v hernom priemysle </text:p>
      <text:p text:style-name="P14"><text:span text:style-name="T48"><text:tab/>V roku 1935 bol <text:s/>vyvinutý radar, ako vôbec prvé elektronické zariadenie schopné detekovať pohyb. 13. októbra 1953 bol vyvinutý a patentovaný prvý „skutočný“ detektor pohybu[13]. V hernom priemysle sa prvé pokusy objavili až v 80tych rokoch 20. storočia, avšak prvým produktom ktorému sa podarilo úspešne začleniť detekciu pohybu do ovládania bola herná konzola Wii. Na jej úspech nadviazal a neskôr ju vylepšil Kinect, ktorý odstránil nutnosť ovládača ako takého a šlo teda o úplnú detekciu pohybu hráča. Vďaka obrovskému úspechu týchto zariadení v hernom priemysle a teda vyššej cenovej dostupnosti sa o ne začali zaujímať aj iné odvetvia priemyslu, konkrétne napríklad vojenský, či zdravotníctvo.</text:span><text:span text:style-name="T49">[14]</text:span></text:p>
      <text:p text:style-name="P11"/>
      <text:list xml:id="list22439840" text:style-name="L2">
        <text:list-item>
          <text:list>
            <text:list-header>
              <text:p text:style-name="P18">3.1 Leap Motion</text:p>
              <text:p text:style-name="P23">//trochu rozsiahlejší text ako u ostatných zariadení, spomeniem prečo som si vybral leap</text:p>
              <text:p text:style-name="P18"><text:line-break/>3.2 Kinect</text:p>
              <text:list>
                <text:list-item>
                  <text:list>
                    <text:list-item>
                      <text:list>
                        <text:list-header>
                          <text:p text:style-name="P50"><text:s/><text:tab/>Kinect od spoločnosti Microsoft pre Xbox 360, Xbox One, či pre počítače, je súčasnej dobe je asi najznámejším zariadením pre snímanie pohybu v hernom priemysle. Za svoj úspech vďačí najme cenovej dostupnosti, ktorú si firma Microsoft zaistila vývojom nízko nákladových 3-D kamier, ktoré sú hlavnou súčasťou zariadenia. <text:line-break/>3-D camera Kinectu funguje na rovnakom princípe ako Leap Motion, infračervené lúče sú vysielané a zachytávaná kamerou, ktorá získané údaje posiela zariadeniu na ďalšie spracovanie.<text:span text:style-name="T1">[6]</text:span></text:p>
                        </text:list-header>
                      </text:list>
                    </text:list-item>
                  </text:list>
                </text:list-item>
              </text:list>
              <text:p text:style-name="P18"><text:line-break/>3.3 Geomagic touch</text:p>
              <text:p text:style-name="P34"><text:span text:style-name="T32"><text:s/><text:tab/></text:span><text:span text:style-name="T34">Geomagic touch je motorizované zariadenie, ktoré poskytuje silovú spätnú väzbu na používateľovej ruke, čím umožňuje </text:span><text:span text:style-name="T35">cítiť</text:span><text:span text:style-name="T33">, či </text:span><text:span text:style-name="T35">uchopiť </text:span><text:span text:style-name="T33">virtuálne objekty v 3D priestore.<text:line-break/></text:span><text:soft-page-break/><text:span text:style-name="T33">Pre svoju vyššiu cenu (približne 3900 </text:span><text:span text:style-name="T33">$ [10]</text:span><text:span text:style-name="T33">) je však používaný z väčšej časti len pre vedu a výskum</text:span><text:span text:style-name="T33"> </text:span><text:span text:style-name="T33">.</text:span></text:p>
              <text:p text:style-name="P34"/>
            </text:list-header>
          </text:list>
        </text:list-item>
      </text:list>
      <text:list xml:id="list22458161" text:style-name="L3">
        <text:list-item>
          <text:list>
            <text:list-header>
              <text:p text:style-name="P15"><text:span text:style-name="T37">3.4 Wii </text:span><text:span text:style-name="T37">Remote</text:span></text:p>
              <text:p text:style-name="P15"><text:span text:style-name="T37"><text:tab/></text:span><text:span text:style-name="T45">Diaľkové ovládanie Wii Remote od spoločnosti Nintendo, uvedené na trh v roku 2006 sa pýšilo prvým herným ovládačom využívajúcim detekciu pohybu (prvý bol však Le Stick v roku 1981, viac v sekcii 3.6)[9]. Ovládanie bolo intuitívne a možnosť ovládať hry pohybom ovládača v priestore bola inovatívna. Aj vďaka týmto vlastnostiam sa predalo niekoľko milíonov kusov zariadenia, čo z neho robí prvý komerčne úspešný ovládač využívajúci detekciu pohybu. </text:span></text:p>
              <text:p text:style-name="P15"/>
              <text:p text:style-name="P19">3.5 Le Stick</text:p>
            </text:list-header>
          </text:list>
        </text:list-item>
      </text:list>
      <text:p text:style-name="P14"><text:span text:style-name="T45"><text:s/><text:tab/>Vôbec prvý </text:span><text:span text:style-name="T45">hern</text:span><text:span text:style-name="T45">ý ovládač na trhu vyvinutý v roku 1981 <text:s/>firmou DataSoft Inc.</text:span><text:span text:style-name="T45">[7]</text:span></text:p>
      <text:p text:style-name="P22">Detekcia pohybu bola mechanická, pohyb bol detekovaný pomocou ortuťového jadra. Údaje o pohybe jadra boli posielané hernej konzole, ktorá ich spracovala. Ovládač bol kompatibilný s hernými konzolami Atari 2600 a Commodore 64 a väčšinou hier ktoré pre tieto konzoly vyšli. Neexistovala však jediná hra, ktorá by bola určená špeciálne pre tento ovládač. K faktorom ktoré prispeli k neúspechu patrila tiež vyššia cena a krach herného priemyslu v amerike[8] ktorý nastal v roku 1983.</text:p>
      <text:p text:style-name="P22"/>
      <text:list xml:id="list22457259" text:style-name="L4">
        <text:list-item>
          <text:list>
            <text:list-header>
              <text:p text:style-name="P20">3.6 Asus Eee Stick</text:p>
              <text:list>
                <text:list-header>
                  <text:p text:style-name="P24"><text:s/><text:tab/>Herný ovládač od spoločnosti ASUSTek vyvynutý pre počítače Eee PC a EeeBox PC, taktiež od spoločnosti ASUSTek. Dizajnovo aj technicky veľmi podobný Wii Remote (sekcia 3.4) </text:p>
                </text:list-header>
              </text:list>
            </text:list-header>
          </text:list>
        </text:list-item>
      </text:list>
      <text:p text:style-name="P33"><text:span text:style-name="T32"><text:line-break/></text:span>3.7 <text:span text:style-name="T4">PlayStation®4 Eye</text:span></text:p>
      <text:p text:style-name="P33"><text:span text:style-name="T4"><text:tab/></text:span><text:span text:style-name="T1">Playstation</text:span><text:span text:style-name="T3">®4 E</text:span><text:span text:style-name="T2">ye</text:span><text:span text:style-name="T3"> je kamerový systém vyvinutý pre herný systém Playstation@4 (ďalej PS4). Zahŕňa 2 širokouhlé objektívy s 85 stupňovými diagonálnymi zornými uhlami, ktoré sú schopné presne rozpoznať hĺbku priestoru (teda tretí rozmer). <text:s/>To umožňuje PS4 Eye vystrihnúť obraz hráča z pozadia alebo určiť jeho polohu (vzhľadom k </text:span><text:soft-page-break/><text:span text:style-name="T3">PS4). Postavy v hre sa tak napríklad môžu otočiť priamo na hráča.</text:span><text:span text:style-name="T3">[5]</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5"><text:soft-page-break/>Zoznam použitej literatúry:</text:p>
      <text:list xml:id="list22445805" text:style-name="L5">
        <text:list-header>
          <text:p text:style-name="P27"/>
          <text:p text:style-name="P27">1. <text:s/><text:span text:style-name="T8">DERRYBERRY, Anne. Serious games: online games for learning. In: [online]. 2007. s.3 [cit. 2014-12-15]. </text:span></text:p>
          <text:list>
            <text:list-item>
              <text:list>
                <text:list-item>
                  <text:list>
                    <text:list-item>
                      <text:list>
                        <text:list-header>
                          <text:p text:style-name="P27"><text:span text:style-name="T8"><text:s text:c="3"/><text:tab/>Dostupné z</text:span><text:span text:style-name="T13">:</text:span></text:p>
                        </text:list-header>
                      </text:list>
                    </text:list-item>
                  </text:list>
                  <text:p text:style-name="P13"><text:a xlink:type="simple" xlink:href="http://www.adobe.com/resources/elearning/pdfs/serious_games_wp.pdf"><text:span text:style-name="T5"><text:s/><text:tab/>http://www.adobe.com/resources/elearning/pdfs/serious_games_wp.pdf</text:span></text:a><text:span text:style-name="T38"> </text:span></text:p>
                </text:list-item>
              </text:list>
            </text:list-item>
          </text:list>
        </text:list-header>
      </text:list>
      <text:p text:style-name="P16"><text:span text:style-name="T36">2. <text:s/></text:span><text:span text:style-name="T9">[online]. Liečebná rehabilitácia. 16. marec 2013 [cit. 2014-12-15]. <text:line-break/><text:tab/>Dostupné z:<text:line-break/><text:tab/>http://sk.wikipedia.org/wiki/Lie%C4%8Debn%C3%A1_rehabilit%C3%A1cia</text:span> </text:p>
      <text:p text:style-name="P16"><text:span text:style-name="T36">3. <text:s/></text:span><text:span text:style-name="T9">[online]. Leap Motion. 2014 [cit. 2014-12-15]. <text:line-break/><text:tab/>Dostupné z: </text:span></text:p>
      <text:p text:style-name="P16"><text:span text:style-name="T9"><text:tab/>www.leapmotion.com</text:span> </text:p>
      <text:p text:style-name="P26">4. <text:s/><text:span text:style-name="T8">[online]. Zariadenie Leap Motion. 2014 [cit. 2014-12-15]. <text:line-break/><text:tab/>Dostupné z: <text:line-break/><text:tab/>https://www.leapmotion.com/product</text:span> </text:p>
      <text:p text:style-name="P26">//_!_TODO fix:</text:p>
      <text:p text:style-name="P26">5. http://www.scei.co.jp/corporate/release/130221b_e.html <text:s text:c="3"/>21.02.2013</text:p>
      <text:p text:style-name="P26"><text:tab/>//playstation 4 eye</text:p>
      <text:list xml:id="list22455432" text:style-name="L6">
        <text:list-item>
          <text:p text:style-name="P28">http://blogs.microsoft.com/blog/2013/10/02/collaboration-expertise-produce-enhanced-sensing-in-xbox-one/</text:p>
        </text:list-item>
      </text:list>
      <text:p text:style-name="P26"><text:s text:c="2"/><text:tab/>//kinect</text:p>
      <text:list xml:id="list22456644" text:style-name="L7">
        <text:list-item>
          <text:p text:style-name="P12">http://classicgames.about.com/od/consoleandhandheldgames/p/LeStickProfile.htm<text:line-break/>//le stick</text:p>
        </text:list-item>
        <text:list-item>
          <text:p text:style-name="P12">http://thedoteaters.com/?bitstory=the-great-video-game-crash</text:p>
          <text:p text:style-name="P12">//video game crash, le stick</text:p>
        </text:list-item>
        <text:list-item>
          <text:p text:style-name="P12"><text:a xlink:type="simple" xlink:href="https://en.wikipedia.org/wiki/Nintendo_Power"><text:span text:style-name="T30">Nintendo Power</text:span></text:a><text:span text:style-name="T24"> 250th issue!</text:span><text:span text:style-name="T23">. South San Francisco, California: </text:span><text:a xlink:type="simple" xlink:href="https://en.wikipedia.org/wiki/Future_US"><text:span text:style-name="T31">Future US</text:span></text:a><text:span text:style-name="T23">. 2010. p. 45.</text:span><text:span text:style-name="T38"> </text:span></text:p>
          <text:p text:style-name="P12">//listed wii as first motion controller</text:p>
        </text:list-item>
        <text:list-item>
          <text:p text:style-name="P12">http://www.cgchannel.com/2014/10/3d-systems-launches-geomagic-sculpt-and-touch/</text:p>
          <text:p text:style-name="P12">//geomagic touch price</text:p>
        </text:list-item>
        <text:list-item>
          <text:p text:style-name="P12"><text:soft-page-break/>http://www.geomagic.com/en/products/phantom-omni/overview</text:p>
          <text:p text:style-name="P12">//geomagic touch</text:p>
        </text:list-item>
        <text:list-item>
          <text:p text:style-name="P12">https://www.asus.com/Eee-Family/Eee_Stick_GMC1/ </text:p>
          <text:list>
            <text:list-header>
              <text:p text:style-name="P12">//asus eee controller</text:p>
            </text:list-header>
          </text:list>
        </text:list-item>
      </text:list>
      <text:list xml:id="list22445914" text:style-name="L8">
        <text:list-item>
          <text:p text:style-name="P30">http://www.google.com/patents/US2655645</text:p>
        </text:list-item>
      </text:list>
      <text:p text:style-name="P26">//patent motion detector</text:p>
      <text:list xml:id="list22430060" text:style-name="L9">
        <text:list-item>
          <text:p text:style-name="P31">http://www.pickar.caltech.edu/e103/Final%20Exams/Motion%20Sensing%20Technology.pdf</text:p>
          <text:p text:style-name="P32">//motion detect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ans-serif"/>
    <style:font-face style:name="Calibri" svg:font-family="Calibri"/>
    <style:font-face style:name="Helvetica Neue" svg:font-family="'Helvetica Neue', Helvetica, Arial, sans-serif"/>
    <style:font-face style:name="Open Sans" svg:font-family="'Open Sans', sans-serif"/>
    <style:font-face style:name="ProximaNovaRegular" svg:font-family="ProximaNovaRegular, Arial, Helvetica, sans-serif"/>
    <style:font-face style:name="Segoe UI" svg:font-family="'Segoe UI', 'Microsoft JhengHei', Arial"/>
    <style:font-face style:name="Tahoma1" svg:font-family="Tahoma"/>
    <style:font-face style:name="URWPalladioL-Bold" svg:font-family="URWPalladioL-Bold"/>
    <style:font-face style:name="URWPalladioL-Roma" svg:font-family="URWPalladioL-Roma"/>
    <style:font-face style:name="URWPalladioL-Roma-Slant_167" svg:font-family="URWPalladioL-Roma-Slant_167"/>
    <style:font-face style:name="arial" svg:font-family="arial"/>
    <style:font-face style:name="sans-serif" svg:font-family="sans-serif"/>
    <style:font-face style:name="ヒラギノ角ゴ ProN W3" svg:font-family="'ヒラギノ角ゴ ProN W3', 'Hiragino Kaku Gothic ProN', Meiryo, sans-serif"/>
    <style:font-face style:name="Bell MT" svg:font-family="'Bell MT'" style:font-family-generic="roman"/>
    <style:font-face style:name="Times New Roman1" svg:font-family="'Times New Roman'" style:font-family-generic="roman"/>
    <style:font-face style:name="Times New Roman CE" svg:font-family="'Times New Roman CE'" style:font-family-generic="roman"/>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l Obert</meta:initial-creator>
    <meta:creation-date>2014-12-01T23:08:44</meta:creation-date>
    <meta:editing-cycles>13</meta:editing-cycles>
    <meta:editing-duration>PT47H09M46S</meta:editing-duration>
    <dc:date>2015-12-28T02:39:53.29</dc:date>
    <dc:creator>Michal Obert</dc:creator>
    <meta:generator>OpenOffice.org/3.1$Win32 OpenOffice.org_project/310m11$Build-9399</meta:generator>
    <meta:document-statistic meta:table-count="0" meta:image-count="1" meta:object-count="0" meta:page-count="10" meta:paragraph-count="89" meta:word-count="1405" meta:character-count="10134"/>
  </office:meta>
</office:document-meta>
</file>